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611in" table:align="margins"/>
    </style:style>
    <style:style style:name="Table2.A" style:family="table-column">
      <style:table-column-properties style:column-width="1.1146in" style:rel-column-width="13624*"/>
    </style:style>
    <style:style style:name="Table2.B" style:family="table-column">
      <style:table-column-properties style:column-width="4.2465in" style:rel-column-width="519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3611in" table:align="margins"/>
    </style:style>
    <style:style style:name="Table5.A" style:family="table-column">
      <style:table-column-properties style:column-width="1.1146in" style:rel-column-width="13624*"/>
    </style:style>
    <style:style style:name="Table5.B" style:family="table-column">
      <style:table-column-properties style:column-width="4.2465in" style:rel-column-width="5191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611in" table:align="margins"/>
    </style:style>
    <style:style style:name="Table3.A" style:family="table-column">
      <style:table-column-properties style:column-width="1.1146in" style:rel-column-width="13624*"/>
    </style:style>
    <style:style style:name="Table3.B" style:family="table-column">
      <style:table-column-properties style:column-width="4.2465in" style:rel-column-width="5191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5.3611in" table:align="margins"/>
    </style:style>
    <style:style style:name="Table10.A" style:family="table-column">
      <style:table-column-properties style:column-width="1.1146in" style:rel-column-width="13624*"/>
    </style:style>
    <style:style style:name="Table10.B" style:family="table-column">
      <style:table-column-properties style:column-width="4.2465in" style:rel-column-width="5191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3611in" table:align="margins"/>
    </style:style>
    <style:style style:name="Table11.A" style:family="table-column">
      <style:table-column-properties style:column-width="1.1146in" style:rel-column-width="13624*"/>
    </style:style>
    <style:style style:name="Table11.B" style:family="table-column">
      <style:table-column-properties style:column-width="4.2465in" style:rel-column-width="51911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3611in" table:align="margins"/>
    </style:style>
    <style:style style:name="Table7.A" style:family="table-column">
      <style:table-column-properties style:column-width="1.1146in" style:rel-column-width="13624*"/>
    </style:style>
    <style:style style:name="Table7.B" style:family="table-column">
      <style:table-column-properties style:column-width="4.2465in" style:rel-column-width="5191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</text:p>
      <text:p text:style-name="P3">(versión 0)</text:p>
      <text:p text:style-name="Standard"/>
      <text:p text:style-name="Standard"><text:span text:style-name="T1">Nombre del caso de uso</text:span>: Buscar adversario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IHS</text:p>
          </table:table-cell>
          <table:table-cell table:style-name="Table1.B1" office:value-type="string">
            <text:p text:style-name="Table_20_Contents">Buscar adversario</text:p>
          </table:table-cell>
        </table:table-row>
        <table:table-row>
          <table:table-cell table:style-name="Table1.A2" office:value-type="string">
            <text:p text:style-name="Table_20_Contents">Tipo de escenario:</text:p>
          </table:table-cell>
          <table:table-cell table:style-name="Table1.B2" office:value-type="string">
            <text:p text:style-name="Table_20_Contents">Típico</text:p>
          </table:table-cell>
        </table:table-row>
        <table:table-row>
          <table:table-cell table:style-name="Table1.A2" office:value-type="string">
            <text:p text:style-name="Table_20_Contents">Descripción breve:</text:p>
          </table:table-cell>
          <table:table-cell table:style-name="Table1.B2" office:value-type="string">
            <text:p text:style-name="Table_20_Contents">El sistema busca un oponente con un ratio ganadas/perdidas similar al del jugador. La busqueda es exitosa.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</table:table-cell>
          <table:table-cell table:style-name="Table1.B2" office:value-type="string">
            <text:p text:style-name="Table_20_Contents">1. El usuario debe estar autenticado ante el sistema.</text:p>
          </table:table-cell>
        </table:table-row>
        <table:table-row>
          <table:table-cell table:style-name="Table1.A2" office:value-type="string">
            <text:p text:style-name="Table_20_Contents">Caso de prueba #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N/A</text:p>
            <text:p text:style-name="Table_20_Contents"/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Entradas:</text:p>
                </table:table-cell>
                <table:table-cell table:style-name="Table2.B1" office:value-type="string">
                  <text:p text:style-name="Table_20_Contents">1. “Buscar adversario”, el usuario selecciona un contrincante de la lista.</text:p>
                  <text:p text:style-name="Table_20_Contents">2. “Buscar adversario” → “Continuar”.</text:p>
                </table:table-cell>
              </table:table-row>
              <table:table-row>
                <table:table-cell table:style-name="Table2.A2" office:value-type="string">
                  <text:p text:style-name="Table_20_Contents">Resultados esperados:</text:p>
                </table:table-cell>
                <table:table-cell table:style-name="Table2.B2" office:value-type="string">
                  <text:p text:style-name="Table_20_Contents">1. El sistema envia solicitud de juego al adversario seleccionado.</text:p>
                  <text:p text:style-name="Table_20_Contents">2. El contrincante acepta. El sistema procesa la respuesta.</text:p>
                  <text:p text:style-name="Table_20_Contents">3. El sistema despliega la pantalla “Crear juego”.</text:p>
                </table:table-cell>
              </table:table-row>
              <table:table-row>
                <table:table-cell table:style-name="Table2.A2" office:value-type="string">
                  <text:p text:style-name="Table_20_Contents">Observaciones: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IHS</text:p>
          </table:table-cell>
          <table:table-cell table:style-name="Table4.B1" office:value-type="string">
            <text:p text:style-name="Table_20_Contents">Buscar adversario</text:p>
          </table:table-cell>
        </table:table-row>
        <table:table-row>
          <table:table-cell table:style-name="Table4.A2" office:value-type="string">
            <text:p text:style-name="Table_20_Contents">Tipo de escenario:</text:p>
          </table:table-cell>
          <table:table-cell table:style-name="Table4.B2" office:value-type="string">
            <text:p text:style-name="Table_20_Contents">Alternativo</text:p>
          </table:table-cell>
        </table:table-row>
        <table:table-row>
          <table:table-cell table:style-name="Table4.A2" office:value-type="string">
            <text:p text:style-name="Table_20_Contents">Descripción breve:</text:p>
          </table:table-cell>
          <table:table-cell table:style-name="Table4.B2" office:value-type="string">
            <text:p text:style-name="Table_20_Contents">El sistema busca un oponente con un ratio ganadas/perdidas similar al del jugador. La busqueda es exitosa.</text:p>
          </table:table-cell>
        </table:table-row>
        <table:table-row>
          <table:table-cell table:style-name="Table4.A2" office:value-type="string">
            <text:p text:style-name="Table_20_Contents">Precondiciones adicionales:</text:p>
          </table:table-cell>
          <table:table-cell table:style-name="Table4.B2" office:value-type="string">
            <text:p text:style-name="Table_20_Contents">1. El usuario debe estar autenticado ante el sistema.</text:p>
          </table:table-cell>
        </table:table-row>
        <table:table-row>
          <table:table-cell table:style-name="Table4.A2" office:value-type="string">
            <text:p text:style-name="Table_20_Contents">Caso de prueba #1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recondiciones adicionales:</text:p>
            <text:p text:style-name="Table_20_Contents">N/A</text:p>
            <text:p text:style-name="Table_20_Contents"/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Entradas:</text:p>
                </table:table-cell>
                <table:table-cell table:style-name="Table5.B1" office:value-type="string">
                  <text:p text:style-name="Table_20_Contents">1. “Buscar adversario”, el usuario selecciona un contrincante de la lista.</text:p>
                  <text:p text:style-name="Table_20_Contents">2. “Buscar adversario” → “Continuar”.</text:p>
                </table:table-cell>
              </table:table-row>
              <table:table-row>
                <table:table-cell table:style-name="Table5.A2" office:value-type="string">
                  <text:p text:style-name="Table_20_Contents">Resultados esperados:</text:p>
                </table:table-cell>
                <table:table-cell table:style-name="Table5.B2" office:value-type="string">
                  <text:p text:style-name="Table_20_Contents">1. El sistema envia solicitud de juego al adversario seleccionado.</text:p>
                  <text:p text:style-name="Table_20_Contents">2. El contrincante rechaza. El sistema procesa la respuesta.</text:p>
                  <text:p text:style-name="Table_20_Contents">3. El sistema despliega la pantalla “Buscar adversario”.</text:p>
                </table:table-cell>
              </table:table-row>
              <table:table-row>
                <table:table-cell table:style-name="Table5.A2" office:value-type="string">
                  <text:p text:style-name="Table_20_Contents">Observaciones:</text:p>
                </table:table-cell>
                <table:table-cell table:style-name="Table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>Caso de prueba #2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recondiciones adicionales:</text:p>
            <text:p text:style-name="Table_20_Contents">N/A</text:p>
          </table:table-cell>
          <table:table-cell table:style-name="Table4.B2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Entradas:</text:p>
                </table:table-cell>
                <table:table-cell table:style-name="Table3.B1" office:value-type="string">
                  <text:p text:style-name="Table_20_Contents">1. “Buscar adversario” <text:span text:style-name="T2">(no brinda resultados).</text:span></text:p>
                  <text:p text:style-name="Table_20_Contents">2. “Buscar adversario” → “Salir”.</text:p>
                </table:table-cell>
              </table:table-row>
              <table:table-row>
                <table:table-cell table:style-name="Table3.A2" office:value-type="string">
                  <text:p text:style-name="Table_20_Contents">Resultados esperados:</text:p>
                </table:table-cell>
                <table:table-cell table:style-name="Table3.B2" office:value-type="string">
                  <text:p text:style-name="Table_20_Contents">1. El sistema vuelve a la pantalla“Crear juego”.</text:p>
                </table:table-cell>
              </table:table-row>
              <table:table-row>
                <table:table-cell table:style-name="Table3.A2" office:value-type="string">
                  <text:p text:style-name="Table_20_Contents">Observaciones:</text:p>
                </table:table-cell>
                <table:table-cell table:style-name="Table3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Caso de prueba #3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recondiciones adicionales:</text:p>
            <text:p text:style-name="Table_20_Contents">N/A</text:p>
          </table:table-cell>
          <table:table-cell table:style-name="Table4.B2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Contents">Entradas:</text:p>
                </table:table-cell>
                <table:table-cell table:style-name="Table10.B1" office:value-type="string">
                  <text:p text:style-name="Table_20_Contents">1. “Buscar adversario” → “Buscar de nuevo”.</text:p>
                  <text:p text:style-name="Table_20_Contents">2. “Buscar adversario”, el usuario selecciona un contrincante de la lista.</text:p>
                  <text:p text:style-name="Table_20_Contents">3. “Buscar adversario” → “Continuar”.</text:p>
                </table:table-cell>
              </table:table-row>
              <table:table-row>
                <table:table-cell table:style-name="Table10.A2" office:value-type="string">
                  <text:p text:style-name="Table_20_Contents">Resultados esperados:</text:p>
                </table:table-cell>
                <table:table-cell table:style-name="Table10.B2" office:value-type="string">
                  <text:p text:style-name="Table_20_Contents">1. El sistema actualiza la lista de posibles oponentes tras realizar una nueva busqueda.</text:p>
                  <text:p text:style-name="Table_20_Contents">2. El sistema envia solicitud de juego al adversario seleccionado.</text:p>
                  <text:p text:style-name="Table_20_Contents">3. El contrincante acepta. El sistema procesa la respuesta.</text:p>
                  <text:p text:style-name="Table_20_Contents">4. El sistema despliega la pantalla “Crear juego”;</text:p>
                </table:table-cell>
              </table:table-row>
              <table:table-row>
                <table:table-cell table:style-name="Table10.A2" office:value-type="string">
                  <text:p text:style-name="Table_20_Contents">Observaciones:</text:p>
                </table:table-cell>
                <table:table-cell table:style-name="Table10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Caso de prueba #4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recondiciones adicionales:</text:p>
            <text:p text:style-name="Table_20_Contents">N/A</text:p>
          </table:table-cell>
          <table:table-cell table:style-name="Table4.B2" office:value-type="string"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Table_20_Contents">Entradas:</text:p>
                </table:table-cell>
                <table:table-cell table:style-name="Table11.B1" office:value-type="string">
                  <text:p text:style-name="Table_20_Contents">1. “Buscar adversario” → “Buscar de nuevo”.</text:p>
                  <text:p text:style-name="Table_20_Contents">2. “Buscar adversario”, el usuario selecciona un contrincante de la lista.</text:p>
                  <text:p text:style-name="Table_20_Contents">3. “Buscar adversario” → “Continuar”.</text:p>
                </table:table-cell>
              </table:table-row>
              <table:table-row>
                <table:table-cell table:style-name="Table11.A2" office:value-type="string">
                  <text:p text:style-name="Table_20_Contents">Resultados esperados:</text:p>
                </table:table-cell>
                <table:table-cell table:style-name="Table11.B2" office:value-type="string">
                  <text:p text:style-name="Table_20_Contents">1. El sistema actualiza la lista de posibles oponentes tras realizar una nueva busqueda.</text:p>
                  <text:p text:style-name="Table_20_Contents">2. El sistema envia solicitud de juego al adversario seleccionado.</text:p>
                  <text:p text:style-name="Table_20_Contents">3. El contrincante rechaza. El sistema procesa la respuesta.</text:p>
                  <text:p text:style-name="Table_20_Contents">4. El sistema despliega la pantalla “Buscar adversario”.</text:p>
                </table:table-cell>
              </table:table-row>
              <table:table-row>
                <table:table-cell table:style-name="Table11.A2" office:value-type="string">
                  <text:p text:style-name="Table_20_Contents">Observaciones:</text:p>
                </table:table-cell>
                <table:table-cell table:style-name="Table11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Caso de prueba #5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recondiciones adicionales:</text:p>
            <text:p text:style-name="Table_20_Contents">N/A</text:p>
          </table:table-cell>
          <table:table-cell table:style-name="Table4.B2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Entradas:</text:p>
                </table:table-cell>
                <table:table-cell table:style-name="Table7.B1" office:value-type="string">
                  <text:p text:style-name="Table_20_Contents">1. “Buscar adversario” → “Buscar de nuevo”. (Brinda resultados).</text:p>
                  <text:p text:style-name="Table_20_Contents">2. “Buscar adversario” → “Salir”.</text:p>
                </table:table-cell>
              </table:table-row>
              <table:table-row>
                <table:table-cell table:style-name="Table7.A2" office:value-type="string">
                  <text:p text:style-name="Table_20_Contents">Resultados esperados:</text:p>
                </table:table-cell>
                <table:table-cell table:style-name="Table7.B2" office:value-type="string">
                  <text:p text:style-name="Table_20_Contents">1. El sistema despliega la pantalla“Crear juego”.</text:p>
                </table:table-cell>
              </table:table-row>
              <table:table-row>
                <table:table-cell table:style-name="Table7.A2" office:value-type="string">
                  <text:p text:style-name="Table_20_Contents">Observaciones:</text:p>
                </table:table-cell>
                <table:table-cell table:style-name="Table7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Lines and boxes<text:tab/><text:tab/><text:date style:data-style-name="N37" text:date-value="2012-10-31T07:10:02.61" text:fixed="true">31/10/12</text:date></text:p>
        <text:p text:style-name="MP1">Elaborado por: Pablo Herrera C.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07:10:13.95</meta:creation-date>
    <meta:editing-duration>PT42M54S</meta:editing-duration>
    <meta:editing-cycles>6</meta:editing-cycles>
    <meta:generator>LibreOffice/3.5$Windows_x86 LibreOffice_project/dc9775d-05ecbee-0851ad3-1586698-727bf66</meta:generator>
    <dc:date>2012-11-04T17:53:15.72</dc:date>
    <meta:document-statistic meta:table-count="8" meta:image-count="0" meta:object-count="0" meta:page-count="2" meta:paragraph-count="87" meta:word-count="419" meta:character-count="2893" meta:non-whitespace-character-count="2559"/>
  </office:meta>
</office:document-meta>
</file>